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fa6"/>
    </style:style>
    <style:style style:name="P2" style:family="paragraph" style:parent-style-name="Standard" style:list-style-name="L1">
      <style:text-properties officeooo:rsid="0006dfa6" officeooo:paragraph-rsid="0006dfa6"/>
    </style:style>
    <style:style style:name="P3" style:family="paragraph" style:parent-style-name="Standard">
      <style:text-properties officeooo:rsid="0006dfa6" officeooo:paragraph-rsid="0006dfa6"/>
    </style:style>
    <style:style style:name="P4" style:family="paragraph" style:parent-style-name="Standard" style:list-style-name="L3">
      <style:text-properties officeooo:rsid="0006dfa6" officeooo:paragraph-rsid="0006dfa6"/>
    </style:style>
    <style:style style:name="P5" style:family="paragraph" style:parent-style-name="Standard">
      <style:text-properties officeooo:rsid="0006dfa6" officeooo:paragraph-rsid="000ae913"/>
    </style:style>
    <style:style style:name="P6" style:family="paragraph" style:parent-style-name="Standard" style:list-style-name="L1">
      <style:text-properties officeooo:rsid="000a65c5" officeooo:paragraph-rsid="000ae913"/>
    </style:style>
    <style:style style:name="P7" style:family="paragraph" style:parent-style-name="Standard">
      <style:text-properties officeooo:rsid="000a65c5" officeooo:paragraph-rsid="000a65c5"/>
    </style:style>
    <style:style style:name="P8" style:family="paragraph" style:parent-style-name="Standard">
      <style:text-properties officeooo:rsid="000a65c5" officeooo:paragraph-rsid="000ae913"/>
    </style:style>
    <style:style style:name="P9" style:family="paragraph" style:parent-style-name="Standard">
      <style:text-properties fo:font-weight="bold" officeooo:rsid="0006dfa6" style:font-weight-asian="bold" style:font-weight-complex="bold"/>
    </style:style>
    <style:style style:name="P10" style:family="paragraph" style:parent-style-name="Standard" style:list-style-name="L1">
      <style:text-properties officeooo:rsid="000f04c2" officeooo:paragraph-rsid="000f04c2"/>
    </style:style>
    <style:style style:name="T1" style:family="text">
      <style:text-properties officeooo:rsid="00081dff"/>
    </style:style>
    <style:style style:name="T2" style:family="text">
      <style:text-properties officeooo:rsid="00087865"/>
    </style:style>
    <style:style style:name="T3" style:family="text">
      <style:text-properties officeooo:rsid="000a65c5"/>
    </style:style>
    <style:style style:name="T4" style:family="text">
      <style:text-properties officeooo:rsid="000b92bd"/>
    </style:style>
    <style:style style:name="T5" style:family="text">
      <style:text-properties officeooo:rsid="000d426a"/>
    </style:style>
    <style:style style:name="T6" style:family="text">
      <style:text-properties officeooo:rsid="000f04c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eps:</text:p>
      <text:p text:style-name="P1"/>
      <text:p text:style-name="P3"><text:s/>Generate all the positive images into “podata” fol<text:span text:style-name="T3">d</text:span>er: <text:s/></text:p>
      <text:list xml:id="list7307088855248578607" text:style-name="L1">
        <text:list-item>
          <text:p text:style-name="P2">In the root directory have “positives.json” file</text:p>
        </text:list-item>
        <text:list-item>
          <text:p text:style-name="P2">Create “posdata” folder </text:p>
        </text:list-item>
        <text:list-item>
          <text:p text:style-name="P2">Execute “createPositiveDataset.py”</text:p>
        </text:list-item>
      </text:list>
      <text:p text:style-name="P3"/>
      <text:p text:style-name="P3"/>
      <text:p text:style-name="P3"><text:s/>Generate <text:s/>the negative images into “<text:span text:style-name="T1">neg</text:span>data” fol<text:span text:style-name="T3">d</text:span>er : <text:s/></text:p>
      <text:list xml:id="list210509728797639" text:continue-numbering="true" text:style-name="L1">
        <text:list-item>
          <text:p text:style-name="P2"><text:span text:style-name="T6">C</text:span>reate “negdata” folder </text:p>
        </text:list-item>
        <text:list-item>
          <text:p text:style-name="P2">Execute “createNegativeDataset.py”</text:p>
        </text:list-item>
      </text:list>
      <text:p text:style-name="P3"/>
      <text:p text:style-name="P3"/>
      <text:p text:style-name="P5"><text:span text:style-name="T2">Generate Positive Data Augmentation:</text:span></text:p>
      <text:list xml:id="list210508724166363" text:continue-numbering="true" text:style-name="L1">
        <text:list-item>
          <text:p text:style-name="P6"><text:span text:style-name="T6">C</text:span>reate “augmented” folder</text:p>
        </text:list-item>
        <text:list-item>
          <text:p text:style-name="P6">Execute “<text:span text:style-name="T4">data_augmented”</text:span></text:p>
        </text:list-item>
      </text:list>
      <text:p text:style-name="P8"/>
      <text:p text:style-name="P3"/>
      <text:p text:style-name="P7">Normalize, <text:span text:style-name="T5">shuffle and label</text:span> the data:</text:p>
      <text:list xml:id="list210508828191413" text:continue-numbering="true" text:style-name="L1">
        <text:list-item>
          <text:p text:style-name="P10">Create directory normneg</text:p>
        </text:list-item>
        <text:list-item>
          <text:p text:style-name="P10">Create directory normpos</text:p>
        </text:list-item>
        <text:list-item>
          <text:p text:style-name="P10">run “normalize.py” (it will know itself in which directory to output the files. I will be using mean of 1439 and std of 411 for normalization) </text:p>
        </text:list-item>
      </text:list>
      <text:p text:style-name="P3"/>
      <text:p text:style-name="P3"/>
      <text:p text:style-name="P7"/>
      <text:p text:style-name="P7"/>
      <text:p text:style-name="P3"/>
      <text:p text:style-name="P7"/>
      <text:p text:style-name="P3"/>
      <text:p text:style-name="P3"/>
      <text:p text:style-name="P3"/>
      <text:p text:style-name="P3"><text:span text:style-name="T3">4</text:span>) <text:span text:style-name="T2">G:</text:span></text:p>
      <text:list xml:id="list3633730718429381746" text:style-name="L3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4:08:13.527967519</meta:creation-date>
    <dc:date>2017-01-07T21:05:07.477398249</dc:date>
    <meta:editing-duration>PT3H32M5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93" meta:character-count="623" meta:non-whitespace-character-count="546"/>
  </office:meta>
</office:document-meta>
</file>